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0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Filament extruder</text:p>
          </table:table-cell>
          <table:table-cell office:value-type="string" calcext:value-type="string">
            <text:p>Gaza made model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formula="of:=[.D2]*[.C2]" office:value-type="currency" office:currency="CAD" office:value="1270" calcext:value-type="currency">
            <text:p>$1,270.00</text:p>
          </table:table-cell>
        </table:table-row>
        <table:table-row table:style-name="ro1">
          <table:table-cell office:value-type="string" calcext:value-type="string">
            <text:p>Filament winder</text:p>
          </table:table-cell>
          <table:table-cell office:value-type="string" calcext:value-type="string">
            <text:p>Gaza made model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]*[.C3]"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Stepper drivers for 3D printers</text:p>
          </table:table-cell>
          <table:table-cell office:value-type="string" calcext:value-type="string">
            <text:p>4 per print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4]*[.C4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Motors for 3D printers</text:p>
          </table:table-cell>
          <table:table-cell office:value-type="string" calcext:value-type="string">
            <text:p>5 per printer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D5]*[.C5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3D printer parts</text:p>
          </table:table-cell>
          <table:table-cell table:style-name="ce3" office:value-type="string" calcext:value-type="string">
            <text:p><text:span text:style-name="T2">RAMPS control boards, heaters, extruders, heated beds, lead screws, belts, gears, bearings, fans,</text:span> etc.</text:p>
          </table:table-cell>
          <table:table-cell office:value-type="float" office:value="1" calcext:value-type="float">
            <text:p>1</text:p>
          </table:table-cell>
          <table:table-cell table:formula="of:=3880+1050" office:value-type="float" office:value="4930" calcext:value-type="float">
            <text:p>4930</text:p>
          </table:table-cell>
          <table:table-cell table:formula="of:=[.D6]*[.C6]" office:value-type="currency" office:currency="CAD" office:value="4930" calcext:value-type="currency">
            <text:p>$4,930.00</text:p>
          </table:table-cell>
        </table:table-row>
        <table:table-row table:style-name="ro1">
          <table:table-cell office:value-type="string" calcext:value-type="string">
            <text:p>Solar pane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D7]*[.C7]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Additional solar energy system</text:p>
          </table:table-cell>
          <table:table-cell office:value-type="string" calcext:value-type="string">
            <text:p>Inverter, batterie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Shelving, Enclos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D9]*[.C9]" office:value-type="currency" office:currency="CAD" office:value="150" calcext:value-type="currency">
            <text:p>$150.00</text:p>
          </table:table-cell>
        </table:table-row>
        <table:table-row table:style-name="ro1">
          <table:table-cell office:value-type="string" calcext:value-type="string">
            <text:p>Safety Equip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[.D10]*[.C10]" office:value-type="currency" office:currency="CAD" office:value="350" calcext:value-type="currency">
            <text:p>$350.00</text:p>
          </table:table-cell>
        </table:table-row>
        <table:table-row table:style-name="ro1">
          <table:table-cell office:value-type="string" calcext:value-type="string">
            <text:p>Hazardous fume ventil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D11]*[.C11]" office:value-type="currency" office:currency="CAD" office:value="190" calcext:value-type="currency">
            <text:p>$19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11])" office:value-type="currency" office:currency="CAD" office:value="11390" calcext:value-type="currency">
            <text:p>$11,390.00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3D printer construction materials </text:p>
          </table:table-cell>
          <table:table-cell office:value-type="string" calcext:value-type="string">
            <text:p>Wood, glue, pain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6]*[.D16]" office:value-type="currency" office:currency="CAD" office:value="120" calcext:value-type="currency">
            <text:p>$120.00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 (25kg)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C17]*[.D17]" office:value-type="currency" office:currency="CAD" office:value="1920" calcext:value-type="currency">
            <text:p>$1,920.00</text:p>
          </table:table-cell>
        </table:table-row>
        <table:table-row table:style-name="ro1">
          <table:table-cell office:value-type="string" calcext:value-type="string">
            <text:p>Stethoscope packaging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[.C18]*[.D18]" office:value-type="currency" office:currency="CA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Tourniquet packagi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[.C19]*[.D19]" office:value-type="currency" office:currency="CA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international purchases (supplies)</text:p>
          </table:table-cell>
          <table:table-cell office:value-type="string" calcext:value-type="string">
            <text:p>bed sheets, teflon tube, temperature tape, NTC sensors, cnc bits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0]*[.D20]" office:value-type="currency" office:currency="CAD" office:value="450" calcext:value-type="currency">
            <text:p>$45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6:.E20])" office:value-type="currency" office:currency="CAD" office:value="2640" calcext:value-type="currency">
            <text:p>$2,640.0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Engineering sal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24]*[.C24]*12" office:value-type="currency" office:currency="CAD" office:value="24000" calcext:value-type="currency">
            <text:p>$24,000.00</text:p>
          </table:table-cell>
        </table:table-row>
        <table:table-row table:style-name="ro1">
          <table:table-cell office:value-type="string" calcext:value-type="string">
            <text:p>Support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5]*[.C25]*12" office:value-type="currency" office:currency="CAD" office:value="6000" calcext:value-type="currency">
            <text:p>$6,000.00</text:p>
          </table:table-cell>
        </table:table-row>
        <table:table-row table:style-name="ro1">
          <table:table-cell office:value-type="string" calcext:value-type="string">
            <text:p>Short term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6]*[.C26]*3" office:value-type="currency" office:currency="CAD" office:value="1500" calcext:value-type="currency">
            <office:annotation draw:style-name="gr1" draw:text-style-name="P2" svg:width="28.99mm" svg:height="21.76mm" svg:x="203.92mm" svg:y="97.88mm" draw:caption-point-x="-6.1mm" draw:caption-point-y="15.1mm">
              <dc:date>2018-05-09T00:00:00</dc:date>
              <text:p text:style-name="P1"><text:span text:style-name="T1">Note: only in office from March – May 2018</text:span></text:p>
              <text:p text:style-name="P1"><text:span text:style-name="T1"/></text:p>
            </office:annotation>
            <text:p>$1,500.00</text:p>
          </table:table-cell>
        </table:table-row>
        <table:table-row table:style-name="ro1">
          <table:table-cell office:value-type="string" calcext:value-type="string">
            <text:p>Social media ads/expen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7]*[.C27]*12"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8]*[.C28]*12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9]*[.C29]*12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0]*[.C30]*12" office:value-type="currency" office:currency="CAD" office:value="3600" calcext:value-type="currency">
            <text:p>$3,600.00</text:p>
          </table:table-cell>
        </table:table-row>
        <table:table-row table:style-name="ro1">
          <table:table-cell office:value-type="string" calcext:value-type="string">
            <text:p>Promotional video</text:p>
          </table:table-cell>
          <table:table-cell office:value-type="string" calcext:value-type="string">
            <text:p>One time fe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D31]*[.C31]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Manikin labour cost</text:p>
          </table:table-cell>
          <table:table-cell office:value-type="string" calcext:value-type="string">
            <text:p>One time fe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Other labour costs</text:p>
          </table:table-cell>
          <table:table-cell office:value-type="string" calcext:value-type="string">
            <text:p>One time fe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4:.E33])" office:value-type="currency" office:currency="CAD" office:value="37960" calcext:value-type="currency">
            <text:p>$37,960.00</text:p>
          </table:table-cell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.E12]" office:value-type="currency" office:currency="CAD" office:value="11390" calcext:value-type="currency">
            <text:p>$11,39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.E21]" office:value-type="currency" office:currency="CAD" office:value="2640" calcext:value-type="currency">
            <text:p>$2,64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onthly recurring costs</text:p>
          </table:table-cell>
          <table:covered-table-cell table:number-columns-repeated="3"/>
          <table:table-cell table:formula="of:=[.E34]" office:value-type="currency" office:currency="CAD" office:value="37960" calcext:value-type="currency">
            <text:p>$37,9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8:.E40])" office:value-type="currency" office:currency="CAD" office:value="51990" calcext:value-type="currency">
            <text:p>$51,9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00-00-00</text:date>, <text:time style:data-style-name="N2" text:time-value="17:16:38.343841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8-05-13T18:20:40.723115090</dc:date>
    <meta:editing-duration>PT10H38M17S</meta:editing-duration>
    <meta:editing-cycles>29</meta:editing-cycles>
    <meta:generator>LibreOffice/5.1.6.2$Linux_X86_64 LibreOffice_project/10m0$Build-2</meta:generator>
    <meta:document-statistic meta:table-count="1" meta:cell-count="140" meta:object-count="0"/>
  </office:meta>
</office:document-meta>
</file>